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l's Fox,</text:p>
      <text:p text:style-name="Standard"/>
      <text:p text:style-name="Standard">Tout d'abord, merci de m'avoir envoyé ce cahier des charges, je te remercie pour ta confiance.</text:p>
      <text:p text:style-name="Standard"/>
      <text:p text:style-name="Standard">Désolé pour cette réponse tardive, je suis empêtré dans quelques travaux </text:p>
      <text:p text:style-name="Standard"/>
      <text:p text:style-name="Standard">J'ai rédigé un petit mémo en PJ sur le sujet, je ne suis pas un spécialiste du domaine mais j'ai des bases, ça m’intéresserait de faire quelques chose pour ton projet, mais surtout ne te sent pas obligé</text:p>
      <text:p text:style-name="Standard"/>
      <text:p text:style-name="Standard">A ta disposition pour en discuter</text:p>
      <text:p text:style-name="Standard"/>
      <text:p text:style-name="Standard">Fratern's,</text:p>
      <text:p text:style-name="Standard">Stee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Bernard SAINT-EVE</meta:initial-creator>
    <meta:creation-date>2017-04-02T23:36:54.07</meta:creation-date>
    <dc:date>2017-04-02T23:47:11.14</dc:date>
    <dc:creator>Jean-Bernard SAINT-EVE</dc:creator>
    <meta:editing-duration>PT10M16S</meta:editing-duration>
    <meta:editing-cycles>3</meta:editing-cycles>
    <meta:generator>OpenOffice/4.1.1$Win32 OpenOffice.org_project/411m6$Build-9775</meta:generator>
    <meta:document-statistic meta:table-count="0" meta:image-count="0" meta:object-count="0" meta:page-count="1" meta:paragraph-count="7" meta:word-count="75" meta:character-count="428"/>
  </office:meta>
</office:document-meta>
</file>